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6ee71" officeooo:paragraph-rsid="0016ee71"/>
    </style:style>
    <style:style style:name="P2" style:family="paragraph" style:parent-style-name="Standard">
      <style:paragraph-properties>
        <style:tab-stops>
          <style:tab-stop style:position="6.939in" style:type="right"/>
        </style:tab-stops>
      </style:paragraph-properties>
      <style:text-properties officeooo:rsid="0016ee71" officeooo:paragraph-rsid="00198b59"/>
    </style:style>
    <style:style style:name="P3" style:family="paragraph" style:parent-style-name="Standard">
      <style:text-properties style:font-name="DejaVu Sans Condensed" officeooo:rsid="0016ee71" officeooo:paragraph-rsid="00198b59"/>
    </style:style>
    <style:style style:name="P4" style:family="paragraph" style:parent-style-name="Standard">
      <style:paragraph-properties fo:text-align="center" style:justify-single-word="false"/>
      <style:text-properties style:font-name="DejaVu Sans Condensed" officeooo:rsid="0016ee71" officeooo:paragraph-rsid="00198b59"/>
    </style:style>
    <style:style style:name="P5" style:family="paragraph" style:parent-style-name="Preformatted_20_Text">
      <style:text-properties style:font-name="DejaVu Sans Condensed"/>
    </style:style>
    <style:style style:name="P6" style:family="paragraph" style:parent-style-name="Title">
      <style:text-properties style:font-name="DejaVu Sans Condensed"/>
    </style:style>
    <style:style style:name="P7" style:family="paragraph" style:parent-style-name="Standard" style:list-style-name="List_20_1">
      <style:text-properties style:font-name="DejaVu Sans Condensed" officeooo:rsid="0016ee71" officeooo:paragraph-rsid="0016ee71"/>
    </style:style>
    <style:style style:name="P8" style:family="paragraph" style:parent-style-name="Heading_20_2">
      <style:text-properties style:font-name="DejaVu Sans Condensed"/>
    </style:style>
    <style:style style:name="P9" style:family="paragraph" style:parent-style-name="Heading_20_3">
      <style:text-properties style:font-name="DejaVu Sans Condensed"/>
    </style:style>
    <style:style style:name="P10" style:family="paragraph" style:parent-style-name="List_20_Contents" style:list-style-name="List_20_1">
      <style:text-properties style:font-name="DejaVu Sans Condensed"/>
    </style:style>
    <style:style style:name="T1" style:family="text">
      <style:text-properties fo:color="#808080" fo:font-size="14pt" style:font-size-asian="14pt" style:font-size-complex="14pt"/>
    </style:style>
    <style:style style:name="T2" style:family="text">
      <style:text-properties style:font-name="DejaVu Sans Condensed"/>
    </style:style>
    <style:style style:name="T3" style:family="text">
      <style:text-properties style:font-name="DejaVu Sans Condensed" officeooo:rsid="001a0646"/>
    </style:style>
    <style:style style:name="T4" style:family="text">
      <style:text-properties style:font-name="DejaVu Sans Condensed" fo:font-size="12pt" style:font-size-asian="12pt" style:font-size-complex="12pt"/>
    </style:style>
    <style:style style:name="T5" style:family="text">
      <style:text-properties style:font-name="DejaVu Sans Condensed" fo:font-size="12pt" officeooo:rsid="001a0646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b69fe"/>
    </style:style>
    <style:style style:name="T8" style:family="text">
      <style:text-properties fo:color="#666666" fo:font-size="14pt" style:text-underline-style="none" fo:background-color="transparent" loext:char-shading-value="0" style:font-size-asian="14pt" style:font-size-complex="14pt" loext:shadow="none"/>
    </style:style>
    <style:style style:name="T9" style:family="text">
      <style:text-properties officeooo:rsid="001e4d41"/>
    </style:style>
    <style:style style:name="T10" style:family="text">
      <style:text-properties officeooo:rsid="001fe248"/>
    </style:style>
    <style:style style:name="Sect1" style:family="section">
      <style:section-properties text:dont-balance-text-columns="false" style:editable="false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hao Li <text:span text:style-name="T1">(</text:span><text:a xlink:type="simple" xlink:href="http://chaopli.github.io/" text:style-name="Internet_20_link" text:visited-style-name="Visited_20_Internet_20_Link"><text:span text:style-name="T8">http://chaopli.github.io</text:span></text:a><text:span text:style-name="T1">)</text:span></text:p>
      <text:section text:style-name="Sect1" text:name="Section3">
        <text:p text:style-name="P4">45383 Onondaga Dr.</text:p>
        <text:p text:style-name="P4">Fremont, CA 94539</text:p>
        <text:p text:style-name="P4">(774) 329-5650</text:p>
        <text:p text:style-name="P4">chaopli@outlook.com</text:p>
      </text:section>
      <text:p text:style-name="P5">Targeting an Entry-Level Position as a…</text:p>
      <text:h text:style-name="P8" text:outline-level="2">Software Engineer</text:h>
      <text:list xml:id="list7922179297731832685" text:style-name="List_20_1">
        <text:list-item>
          <text:p text:style-name="P10">Recent graduate of WPI’s MS in CS program whose academic credentials are reinforced by delving into research projects resulting in <text:span text:style-name="T6">publications of papers and a book</text:span>, and by consistently learning new techniques and cutting edge <text:span text:style-name="T7">knowledge</text:span> such as <text:span text:style-name="T6">high performance computation</text:span> and machine learning.</text:p>
        </text:list-item>
        <text:list-item>
          <text:p text:style-name="P10">Consistently commended by professors for programming skills and concentration on work.</text:p>
        </text:list-item>
        <text:list-item>
          <text:p text:style-name="P10">Great team player in several team projects and interns.</text:p>
        </text:list-item>
      </text:list>
      <text:h text:style-name="P8" text:outline-level="2">Technology <text:span text:style-name="T10">Highlights</text:span></text:h>
      <text:section text:style-name="Sect2" text:name="Section1">
        <text:p text:style-name="P1"><text:span text:style-name="Strong_20_Emphasis"><text:span text:style-name="T2">Programming</text:span></text:span><text:span text:style-name="T2">: C++ 11 (7 years), Python 2/3 (2 years), JAVA (3 years), MATLAB (1 year), shell script (1 year), LaTex (1 year), Markdown (1 year);</text:span></text:p>
        <text:p text:style-name="P1"><text:span text:style-name="Strong_20_Emphasis"><text:span text:style-name="T2">Libraries/</text:span></text:span><text:span text:style-name="Strong_20_Emphasis"><text:span text:style-name="T3">API</text:span></text:span><text:span text:style-name="T2">: Linux sockets, OpenCV, NumPy, Qt;</text:span></text:p>
        <text:p text:style-name="P1"><text:span text:style-name="Strong_20_Emphasis"><text:span text:style-name="T2">HPC</text:span></text:span><text:span text:style-name="T2">: CUDA, MPI, AWS, Spark;</text:span></text:p>
        <text:p text:style-name="P1"><text:span text:style-name="Strong_20_Emphasis"><text:span text:style-name="T2">Databases</text:span></text:span><text:span text:style-name="T2">: MySQL, Oracle, MS SQL Server;</text:span></text:p>
        <text:p text:style-name="P1"><text:span text:style-name="Strong_20_Emphasis"><text:span text:style-name="T3">OS</text:span></text:span><text:span text:style-name="T2">: *nix (main working OS), OS X, Windows;</text:span></text:p>
        <text:p text:style-name="P1"><text:span text:style-name="Strong_20_Emphasis"><text:span text:style-name="T2">Mathematical programming</text:span></text:span><text:span text:style-name="T2">: CPLEX, AMPL, CVX.</text:span></text:p>
      </text:section>
      <text:h text:style-name="P8" text:outline-level="2">Internship</text:h>
      <text:p text:style-name="P2"><text:span text:style-name="Strong_20_Emphasis"><text:span text:style-name="T4">Tellyes Ltd. </text:span></text:span><text:span text:style-name="Strong_20_Emphasis"><text:span text:style-name="T5">C</text:span></text:span><text:span text:style-name="Strong_20_Emphasis"><text:span text:style-name="T4">o.</text:span></text:span><text:span text:style-name="T2"><text:tab/></text:span><text:span text:style-name="Emphasis"><text:span text:style-name="T2">April, 2013 to May, 2013</text:span></text:span></text:p>
      <text:p text:style-name="P3"><text:span text:style-name="T9">High performance computation (CUDA) </text:span>Intern</text:p>
      <text:list xml:id="list2034818942682" text:continue-numbering="true" text:style-name="List_20_1">
        <text:list-item>
          <text:p text:style-name="P7">Participated into one project during the one month-intern, working with a mentor.</text:p>
        </text:list-item>
        <text:list-item>
          <text:p text:style-name="P7">Accelerated a CPU based C++ image processing program with CUDA GPU computation framework.</text:p>
        </text:list-item>
        <text:list-item>
          <text:p text:style-name="P7">Extracted the data from original ITK data structures; processed the raw data in hierarchical GPU memory.</text:p>
        </text:list-item>
      </text:list>
      <text:h text:style-name="P8" text:outline-level="2">Projects</text:h>
      <text:section text:style-name="Sect2" text:name="Section2">
        <text:h text:style-name="P9" text:outline-level="3">Computer Network Protocol Simulation</text:h>
        <text:list xml:id="list2035447869648" text:continue-numbering="true" text:style-name="List_20_1">
          <text:list-item>
            <text:p text:style-name="P7">Team leader of a 3 person’s team.</text:p>
          </text:list-item>
          <text:list-item>
            <text:p text:style-name="P7">Simulated Go-Back-N and Selected repeat algorithm of TCP.</text:p>
          </text:list-item>
          <text:list-item>
            <text:p text:style-name="P7">Wrote an application running on the simulated protocol.</text:p>
          </text:list-item>
          <text:list-item>
            <text:p text:style-name="P7">Used the Linux sockets interface.</text:p>
          </text:list-item>
        </text:list>
        <text:h text:style-name="P9" text:outline-level="3">Database System and Application</text:h>
        <text:list xml:id="list2035170025592" text:continue-numbering="true" text:style-name="List_20_1">
          <text:list-item>
            <text:p text:style-name="P7">Team leader of a 3 person’s team.</text:p>
          </text:list-item>
          <text:list-item>
            <text:p text:style-name="P7">Designed a database for storing information of personal collections.</text:p>
          </text:list-item>
          <text:list-item>
            <text:p text:style-name="P7">Wrote a manage system with Qt SDK</text:p>
          </text:list-item>
        </text:list>
        <text:h text:style-name="P9" text:outline-level="3">Distributed Computation Program</text:h>
        <text:list xml:id="list2034636462108" text:continue-numbering="true" text:style-name="List_20_1">
          <text:list-item>
            <text:p text:style-name="P7">Deployed an OpenMPI based distributed computation system on several virtual machines</text:p>
          </text:list-item>
          <text:list-item>
            <text:p text:style-name="P7">Implemented X algorithm on Dancing Links structure paralleled by MPI to take advantage of the nature of independence of the different phase of the algorithm.</text:p>
          </text:list-item>
        </text:list>
      </text:section>
      <text:h text:style-name="P8" text:outline-level="2">Education</text:h>
      <text:p text:style-name="P1"><text:span text:style-name="Strong_20_Emphasis"><text:span text:style-name="T2">WORCESTER POLYTECHNIC INSTITUTE</text:span></text:span><text:span text:style-name="T2">, </text:span><text:span text:style-name="Emphasis"><text:span text:style-name="T2">Worcester, MA </text:span></text:span><text:span text:style-name="T2"><text:s/></text:span></text:p>
      <text:p text:style-name="P1"><text:span text:style-name="Emphasis"><text:span text:style-name="T2">Master of Science, Major in Computer Science, </text:span></text:span><text:span text:style-name="Emphasis"><text:span text:style-name="T3">Aug, </text:span></text:span><text:span text:style-name="Emphasis"><text:span text:style-name="T2">2013 – </text:span></text:span><text:span text:style-name="Emphasis"><text:span text:style-name="T3">Oct, </text:span></text:span><text:span text:style-name="Emphasis"><text:span text:style-name="T2">2015</text:span></text:span></text:p>
      <text:list xml:id="list2035723533285" text:continue-numbering="true" text:style-name="List_20_1">
        <text:list-item>
          <text:p text:style-name="P7">Graduated with publication of <text:span text:style-name="T6">2 Journal papers</text:span> and <text:span text:style-name="T6">a book</text:span>.</text:p>
        </text:list-item>
        <text:list-item>
          <text:p text:style-name="P7">Delved into 3 different projects simultaneously, working happily with all the 3 advisor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 fo:padding="0.0201in" fo:border-left="none" fo:border-right="none" fo:border-top="none" fo:border-bottom="2.01pt solid #0000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-image-width="0in" draw:fill-image-height="0in"/>
      <style:paragraph-properties fo:margin-top="0.0972in" fo:margin-bottom="0.0835in" loext:contextual-spacing="false" style:page-number="auto" style:shadow="none">
        <style:tab-stops/>
      </style:paragraph-properties>
      <style:text-properties fo:font-size="80%" fo:font-weight="bold" fo:background-color="transparent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0.3799in" fo:margin-right="0in" fo:text-indent="0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.1in" fo:margin-bottom="0in" loext:contextual-spacing="false" fo:text-align="center" style:justify-single-word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6799in" fo:margin-right="0.6799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23:35:56.073329229</meta:creation-date>
    <meta:editing-duration>PT8M3S</meta:editing-duration>
    <meta:editing-cycles>7</meta:editing-cycles>
    <meta:generator>LibreOffice/5.0.3.1$Linux_X86_64 LibreOffice_project/00m0$Build-1</meta:generator>
    <meta:initial-creator>Chao Li</meta:initial-creator>
    <dc:date>2015-11-05T00:20:34.461968154</dc:date>
    <dc:creator>Chao Li</dc:creator>
    <meta:document-statistic meta:table-count="0" meta:image-count="0" meta:object-count="0" meta:page-count="1" meta:paragraph-count="41" meta:word-count="352" meta:character-count="2272" meta:non-whitespace-character-count="1975"/>
  </office:meta>
</office:document-meta>
</file>